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OleObj27" manifest:media-type="application/octet-stream"/>
  <manifest:file-entry manifest:full-path="OleObj28" manifest:media-type="application/octet-stream"/>
  <manifest:file-entry manifest:full-path="OleObj29" manifest:media-type="application/octet-stream"/>
  <manifest:file-entry manifest:full-path="OleObj30" manifest:media-type="application/octet-stream"/>
  <manifest:file-entry manifest:full-path="OleObj31" manifest:media-type="application/octet-stream"/>
  <manifest:file-entry manifest:full-path="OleObj32" manifest:media-type="application/octet-stream"/>
  <manifest:file-entry manifest:full-path="OleObj33" manifest:media-type="application/octet-stream"/>
  <manifest:file-entry manifest:full-path="OleObj34" manifest:media-type="application/octet-stream"/>
  <manifest:file-entry manifest:full-path="OleObj35" manifest:media-type="application/octet-stream"/>
  <manifest:file-entry manifest:full-path="OleObj36" manifest:media-type="application/octet-stream"/>
  <manifest:file-entry manifest:full-path="OleObj37" manifest:media-type="application/octet-stream"/>
  <manifest:file-entry manifest:full-path="OleObj38" manifest:media-type="application/octet-stream"/>
  <manifest:file-entry manifest:full-path="OleObj39" manifest:media-type="application/octet-stream"/>
  <manifest:file-entry manifest:full-path="OleObj40" manifest:media-type="application/octet-stream"/>
  <manifest:file-entry manifest:full-path="OleObj41" manifest:media-type="application/octet-stream"/>
  <manifest:file-entry manifest:full-path="OleObj42" manifest:media-type="application/octet-stream"/>
  <manifest:file-entry manifest:full-path="OleObj43" manifest:media-type="application/octet-stream"/>
  <manifest:file-entry manifest:full-path="OleObj44" manifest:media-type="application/octet-stream"/>
  <manifest:file-entry manifest:full-path="OleObj45" manifest:media-type="application/octet-stream"/>
  <manifest:file-entry manifest:full-path="OleObj46" manifest:media-type="application/octet-stream"/>
  <manifest:file-entry manifest:full-path="OleObj47" manifest:media-type="application/octet-stream"/>
  <manifest:file-entry manifest:full-path="OleObj4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fo:color="#f79646"/>
    </style:style>
    <style:style style:name="T2" style:family="text">
      <style:text-properties fo:font-size="14.00pt" fo:font-weight="bold" fo:font-family="Calibri" style:font-family-asian="Calibri" style:font-family-complex="Calibri" fo:background-color="transparent" fo:color="#2e74b5"/>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fo:color="#ff0000"/>
    </style:style>
    <style:style style:name="T15" style:family="text">
      <style:text-properties fo:font-size="11.00pt" fo:font-weight="bold" fo:font-family="Calibri" style:font-family-asian="Calibri" style:font-family-complex="Calibri" fo:background-color="transparent" fo:color="#2e74b5"/>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fo:color="#ff0000"/>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fo:color="#ff0000"/>
    </style:style>
    <style:style style:name="T20" style:family="text">
      <style:text-properties fo:font-size="11.00pt" fo:font-weight="bold" fo:font-family="Calibri" style:font-family-asian="Calibri" style:font-family-complex="Calibri" fo:background-color="transparent" fo:color="#2e74b5"/>
    </style:style>
    <style:style style:name="T21" style:family="text">
      <style:text-properties fo:font-size="11.00pt" fo:font-weight="bold" fo:font-family="Calibri" style:font-family-asian="Calibri" style:font-family-complex="Calibri" fo:background-color="transparent" fo:color="#ff0000"/>
    </style:style>
    <style:style style:name="T22" style:family="text">
      <style:text-properties fo:font-size="11.00pt" fo:font-weight="bold" fo:font-family="Calibri" style:font-family-asian="Calibri" style:font-family-complex="Calibri" fo:background-color="transparent" fo:color="#000000"/>
    </style:style>
    <style:style style:name="T23" style:family="text">
      <style:text-properties fo:font-size="11.00pt" fo:font-weight="bold" fo:font-family="Calibri" style:font-family-asian="Calibri" style:font-family-complex="Calibri" fo:background-color="transparent" fo:color="#ff0000"/>
    </style:style>
    <style:style style:name="T24" style:family="text">
      <style:text-properties fo:font-size="11.00pt" fo:font-weight="bold" fo:font-family="Calibri" style:font-family-asian="Calibri" style:font-family-complex="Calibri" fo:background-color="transparent" fo:color="#2e74b5"/>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fo:color="#ff0000"/>
    </style:style>
    <style:style style:name="T27" style:family="text">
      <style:text-properties fo:font-size="11.00pt" fo:font-weight="normal" fo:font-family="Calibri" style:font-family-asian="Calibri" style:font-family-complex="Calibri" fo:background-color="transparent" fo:color="#ff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fo:color="#ff0000"/>
    </style:style>
    <style:style style:name="T30" style:family="text">
      <style:text-properties fo:font-size="11.00pt" fo:font-weight="normal" fo:font-family="Calibri" style:font-family-asian="Calibri" style:font-family-complex="Calibri" fo:background-color="transparent" fo:color="#ff0000"/>
    </style:style>
    <style:style style:name="T31" style:family="text">
      <style:text-properties fo:font-size="11.00pt" fo:font-weight="bold" fo:font-family="Calibri" style:font-family-asian="Calibri" style:font-family-complex="Calibri" fo:background-color="#ffffff" fo:color="#ff0000"/>
    </style:style>
    <style:style style:name="T32" style:family="text">
      <style:text-properties fo:font-size="11.00pt" fo:font-weight="normal" fo:font-family="Calibri" style:font-family-asian="Calibri" style:font-family-complex="Calibri" fo:background-color="transparent" fo:color="#ff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fo:color="#ff0000"/>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fo:color="#ff0000"/>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fo:color="#ff0000"/>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fo:color="#ff0000"/>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ff0000"/>
    </style:style>
    <style:style style:name="T43" style:family="text">
      <style:text-properties fo:font-size="11.00pt" fo:font-weight="bold" fo:font-family="Calibri" style:font-family-asian="Calibri" style:font-family-complex="Calibri" fo:background-color="transparent" fo:color="#002060"/>
    </style:style>
    <style:style style:name="T44" style:family="text">
      <style:text-properties fo:font-size="11.00pt" fo:font-weight="bold" fo:font-family="Calibri" style:font-family-asian="Calibri" style:font-family-complex="Calibri" fo:background-color="transparent" fo:color="#ff0000"/>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fo:color="#2e74b5"/>
    </style:style>
    <style:style style:name="T47" style:family="text">
      <style:text-properties fo:font-size="11.00pt" fo:font-weight="bold" fo:font-family="Calibri" style:font-family-asian="Calibri" style:font-family-complex="Calibri" fo:background-color="transparent" fo:color="#ff0000"/>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fo:color="#ff0000"/>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fo:color="#ff0000"/>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fo:color="#000000"/>
    </style:style>
    <style:style style:name="T54" style:family="text">
      <style:text-properties fo:font-size="11.00pt" fo:font-weight="bold" fo:font-family="Calibri" style:font-family-asian="Calibri" style:font-family-complex="Calibri" fo:background-color="transparent" fo:color="#ff0000"/>
    </style:style>
    <style:style style:name="T55" style:family="text">
      <style:text-properties fo:font-size="12.00pt" fo:font-weight="bold" fo:font-family="Calibri" style:font-family-asian="Calibri" style:font-family-complex="Calibri" fo:background-color="transparent" fo:color="#000000"/>
    </style:style>
    <style:style style:name="T56" style:family="text">
      <style:text-properties fo:font-size="11.00pt" fo:font-weight="bold" fo:font-family="Calibri" style:font-family-asian="Calibri" style:font-family-complex="Calibri" fo:background-color="transparent" fo:color="#ff0000"/>
    </style:style>
    <style:style style:name="T57" style:family="text">
      <style:text-properties fo:font-size="12.00pt" fo:font-weight="bold" fo:font-family="Calibri" style:font-family-asian="Calibri" style:font-family-complex="Calibri" fo:background-color="transparent" fo:color="#000000"/>
    </style:style>
    <style:style style:name="T58" style:family="text">
      <style:text-properties fo:font-size="11.00pt" fo:font-weight="bold" fo:font-family="Calibri" style:font-family-asian="Calibri" style:font-family-complex="Calibri" fo:background-color="transparent" fo:color="#ff0000"/>
    </style:style>
    <style:style style:name="T59" style:family="text">
      <style:text-properties fo:font-size="12.00pt" fo:font-weight="bold" fo:font-family="Calibri" style:font-family-asian="Calibri" style:font-family-complex="Calibri" fo:background-color="transparent" fo:color="#000000"/>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fo:color="#ff0000"/>
    </style:style>
    <style:style style:name="T62" style:family="text">
      <style:text-properties fo:font-size="12.00pt" fo:font-weight="bold" fo:font-family="Calibri" style:font-family-asian="Calibri" style:font-family-complex="Calibri" fo:background-color="transparent" fo:color="#ff0000"/>
    </style:style>
    <style:style style:name="T63" style:family="text">
      <style:text-properties fo:font-size="11.00pt" fo:font-weight="bold" fo:font-family="Calibri" style:font-family-asian="Calibri" style:font-family-complex="Calibri" fo:background-color="transparent" fo:color="#ff0000"/>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fo:color="#ff0000"/>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fo:color="#c0504d"/>
    </style:style>
    <style:style style:name="T68" style:family="text">
      <style:text-properties fo:font-size="11.00pt" fo:font-weight="bold" fo:font-family="Calibri" style:font-family-asian="Calibri" style:font-family-complex="Calibri" fo:background-color="transparent" fo:color="#ff0000"/>
    </style:style>
    <style:style style:name="T69" style:family="text">
      <style:text-properties fo:font-size="11.00pt" fo:font-weight="bold" fo:font-family="Calibri" style:font-family-asian="Calibri" style:font-family-complex="Calibri" fo:background-color="#f7f7f7" fo:color="#ff0000"/>
    </style:style>
    <style:style style:name="T70" style:family="text">
      <style:text-properties fo:font-size="11.00pt" fo:font-weight="bold" fo:font-family="Calibri" style:font-family-asian="Calibri" style:font-family-complex="Calibri" fo:background-color="transparent" fo:color="#ff0000"/>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fo:color="#ff0000"/>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fo:color="#ff0000"/>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fo:color="#ff0000"/>
    </style:style>
    <style:style style:name="T77" style:family="text">
      <style:text-properties fo:font-size="12.00pt" fo:font-weight="bold"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fo:color="#ff0000"/>
    </style:style>
    <style:style style:name="T79" style:family="text">
      <style:text-properties fo:font-size="12.00pt" fo:font-weight="bold"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fo:color="#ff0000"/>
    </style:style>
    <style:style style:name="T81" style:family="text">
      <style:text-properties fo:font-size="12.00pt" fo:font-weight="bold" fo:font-family="Calibri" style:font-family-asian="Calibri" style:font-family-complex="Calibri" fo:background-color="transparent" style:use-window-font-color="true"/>
    </style:style>
    <style:style style:name="T82" style:family="text">
      <style:text-properties fo:font-size="11.00pt" fo:font-weight="bold" fo:font-family="Calibri" style:font-family-asian="Calibri" style:font-family-complex="Calibri" fo:background-color="transparent" fo:color="#ff0000"/>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bold" fo:font-family="Calibri" style:font-family-asian="Calibri" style:font-family-complex="Calibri" fo:background-color="transparent" fo:color="#ff0000"/>
    </style:style>
    <style:style style:name="T85" style:family="text">
      <style:text-properties fo:font-size="11.00pt" fo:font-weight="bold" fo:font-family="Calibri" style:font-family-asian="Calibri" style:font-family-complex="Calibri" fo:background-color="transparent" fo:color="#2e74b5"/>
    </style:style>
    <style:style style:name="T86" style:family="text">
      <style:text-properties fo:font-size="11.00pt" fo:font-weight="bold" fo:font-family="Calibri" style:font-family-asian="Calibri" style:font-family-complex="Calibri" fo:background-color="transparent" fo:color="#ff0000"/>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fo:color="#2e74b5"/>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fo:color="#2e74b5"/>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fo:color="#2e74b5"/>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fo:color="#2e74b5"/>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fo:color="#2e74b5"/>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fo:color="#2e74b5"/>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fo:color="#2e74b5"/>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fo:color="#2e74b5"/>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fo:color="#ff0000"/>
    </style:style>
    <style:style style:name="T108" style:family="text">
      <style:text-properties fo:font-size="12.00pt" fo:font-weight="bold" fo:font-family="Calibri" style:font-family-asian="Calibri" style:font-family-complex="Calibri" fo:background-color="transparent" fo:color="#000000"/>
    </style:style>
    <style:style style:name="T109" style:family="text">
      <style:text-properties fo:font-size="11.00pt" fo:font-weight="bold" fo:font-family="Calibri" style:font-family-asian="Calibri" style:font-family-complex="Calibri" fo:background-color="transparent" fo:color="#ff0000"/>
    </style:style>
    <style:style style:name="T110" style:family="text">
      <style:text-properties fo:font-size="11.00pt" fo:font-weight="bold" fo:font-family="Calibri" style:font-family-asian="Calibri" style:font-family-complex="Calibri" fo:background-color="transparent" fo:color="#2e74b5"/>
    </style:style>
    <style:style style:name="T111" style:family="text">
      <style:text-properties fo:font-size="11.00pt" fo:font-weight="bold" fo:font-family="Calibri" style:font-family-asian="Calibri" style:font-family-complex="Calibri" fo:background-color="transparent" fo:color="#ff0000"/>
    </style:style>
    <style:style style:name="T112" style:family="text">
      <style:text-properties fo:font-size="11.00pt" fo:font-weight="bold" fo:font-family="Calibri" style:font-family-asian="Calibri" style:font-family-complex="Calibri" fo:background-color="transparent" fo:color="#2e74b5"/>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1.00pt" fo:font-weight="bold"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bold"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bold" fo:font-family="Calibri" style:font-family-asian="Calibri" style:font-family-complex="Calibri" fo:background-color="transparent" fo:color="#2e74b5"/>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fo:color="#2e74b5"/>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fo:color="#ff0000"/>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fo:color="#ff0000"/>
    </style:style>
    <style:style style:name="P1" style:family="paragraph">
      <style:paragraph-properties fo:line-height="100.00%" fo:text-align="left" fo:margin-bottom="8.00p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fo:margin-bottom="10.00pt"/>
    </style:style>
    <style:style style:name="P8" style:family="paragraph">
      <style:paragraph-properties fo:line-height="100.00%" fo:text-align="left" fo:margin-bottom="8.00pt"/>
    </style:style>
    <style:style style:name="P9" style:family="paragraph">
      <style:paragraph-properties fo:line-height="100.00%" fo:text-align="left" fo:margin-bottom="10.00pt"/>
    </style:style>
    <style:style style:name="P10" style:family="paragraph">
      <style:paragraph-properties fo:line-height="100.00%" fo:text-align="left"/>
    </style:style>
    <style:style style:name="P11" style:family="paragraph">
      <style:paragraph-properties fo:line-height="100.00%" fo:text-align="left" fo:margin-bottom="10.00p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8.00pt"/>
    </style:style>
    <style:style style:name="P22" style:family="paragraph">
      <style:paragraph-properties fo:line-height="100.00%" fo:text-align="left" fo:margin-bottom="10.00pt"/>
    </style:style>
    <style:style style:name="P23" style:family="paragraph">
      <style:paragraph-properties fo:line-height="115.00%" fo:text-align="left" fo:margin-bottom="10.00pt"/>
    </style:style>
    <style:style style:name="P24" style:family="paragraph">
      <style:paragraph-properties fo:line-height="100.00%" fo:text-align="left" fo:margin-bottom="8.00pt"/>
    </style:style>
    <style:style style:name="P25" style:family="paragraph">
      <style:paragraph-properties fo:line-height="115.00%" fo:text-align="left" fo:margin-bottom="10.00pt"/>
    </style:style>
    <style:style style:name="P26" style:family="paragraph">
      <style:paragraph-properties fo:line-height="100.00%" fo:text-align="left" fo:margin-bottom="10.00pt"/>
    </style:style>
    <style:style style:name="P27" style:family="paragraph">
      <style:paragraph-properties fo:line-height="100.00%" fo:text-align="left" fo:margin-bottom="8.00pt"/>
    </style:style>
    <style:style style:name="P28" style:family="paragraph">
      <style:paragraph-properties fo:line-height="100.00%" fo:text-align="left" fo:margin-bottom="10.00pt"/>
    </style:style>
    <style:style style:name="P29" style:family="paragraph">
      <style:paragraph-properties fo:line-height="100.00%" fo:text-align="left"/>
    </style:style>
    <style:style style:name="P30" style:family="paragraph">
      <style:paragraph-properties fo:line-height="100.00%" fo:text-align="left" fo:margin-bottom="10.00p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00.00%" fo:text-align="left" fo:margin-bottom="8.00pt"/>
    </style: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left" fo:margin-bottom="8.00pt"/>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left"/>
    </style:style>
    <style:style style:name="P4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9" style:family="paragraph">
      <style:paragraph-properties fo:line-height="100.00%" fo:text-align="left"/>
    </style:style>
    <style:style style:name="P50" style:family="paragraph">
      <style:paragraph-properties fo:line-height="100.00%" fo:text-align="left" fo:margin-bottom="8.00pt"/>
    </style:style>
    <style:style style:name="P51" style:family="paragraph">
      <style:paragraph-properties fo:line-height="100.00%" fo:text-align="left"/>
    </style:style>
    <style:style style:name="P52" style:family="paragraph">
      <style:paragraph-properties fo:line-height="100.00%" fo:text-align="left" fo:margin-bottom="8.00pt"/>
    </style:style>
    <style:style style:name="P53" style:family="paragraph">
      <style:paragraph-properties fo:line-height="100.00%" fo:text-align="left"/>
    </style:style>
    <style:style style:name="P54" style:family="paragraph">
      <style:paragraph-properties fo:line-height="100.00%" fo:text-align="left" fo:margin-bottom="8.00pt"/>
    </style:style>
    <style:style style:name="P55" style:family="paragraph">
      <style:paragraph-properties fo:line-height="100.00%" fo:text-align="left"/>
    </style:style>
    <style:style style:name="P56" style:family="paragraph">
      <style:paragraph-properties fo:line-height="100.00%" fo:text-align="left" fo:margin-bottom="8.00pt"/>
    </style:style>
    <style:style style:name="P57" style:family="paragraph">
      <style:paragraph-properties fo:line-height="100.00%" fo:text-align="left"/>
    </style:style>
    <style:style style:name="P58" style:family="paragraph">
      <style:paragraph-properties fo:line-height="100.00%" fo:text-align="left" fo:margin-bottom="8.00pt"/>
    </style:style>
    <style:style style:name="P59" style:family="paragraph">
      <style:paragraph-properties fo:line-height="100.00%" fo:text-align="left"/>
    </style:style>
    <style:style style:name="P60" style:family="paragraph">
      <style:paragraph-properties fo:line-height="100.00%" fo:text-align="left" fo:margin-bottom="8.00pt"/>
    </style:style>
    <style:style style:name="P61" style:family="paragraph">
      <style:paragraph-properties fo:line-height="100.00%" fo:text-align="left"/>
    </style:style>
    <style:style style:name="P62" style:family="paragraph">
      <style:paragraph-properties fo:line-height="100.00%" fo:text-align="left" fo:margin-bottom="8.00p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fo:margin-bottom="8.00pt"/>
    </style:style>
    <style:style style:name="P66" style:family="paragraph">
      <style:paragraph-properties fo:line-height="100.00%" fo:text-align="left" fo:margin-left="5.40pt" fo:text-indent="-5.40pt">
        <style:tab-stops>
          <style:tab-stop style:position="48.35pt"/>
          <style:tab-stop style:position="26311.80pt"/>
        </style:tab-stops>
      </style:paragraph-properties>
    </style:style>
    <style:style style:name="P67" style:family="paragraph">
      <style:paragraph-properties fo:line-height="100.00%" fo:text-align="left"/>
    </style:style>
    <style:style style:name="P68" style:family="paragraph">
      <style:paragraph-properties fo:line-height="100.00%" fo:text-align="left" fo:margin-left="5.40pt" fo:text-indent="-5.40pt">
        <style:tab-stops>
          <style:tab-stop style:position="48.35pt"/>
          <style:tab-stop style:position="26311.80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5.40pt" fo:text-indent="-5.40pt">
        <style:tab-stops>
          <style:tab-stop style:position="48.35pt"/>
          <style:tab-stop style:position="26311.80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4.95pt" fo:text-indent="0.00pt"/>
    </style:style>
    <style:style style:name="P73" style:family="paragraph">
      <style:paragraph-properties fo:line-height="100.00%" fo:text-align="left" fo:margin-left="5.40pt" fo:text-indent="-5.40pt">
        <style:tab-stops>
          <style:tab-stop style:position="48.35pt"/>
          <style:tab-stop style:position="26311.80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3.25pt" fo:text-indent="0.00pt"/>
    </style:style>
    <style:style style:name="P76" style:family="paragraph">
      <style:paragraph-properties fo:line-height="100.00%" fo:text-align="left" fo:margin-left="5.40pt" fo:text-indent="-5.40pt">
        <style:tab-stops>
          <style:tab-stop style:position="48.35pt"/>
          <style:tab-stop style:position="26311.80pt"/>
        </style:tab-stops>
      </style:paragraph-properties>
    </style:style>
    <style:style style:name="P77" style:family="paragraph">
      <style:paragraph-properties fo:line-height="100.00%" fo:text-align="left"/>
    </style:style>
    <style:style style:name="P78" style:family="paragraph">
      <style:paragraph-properties fo:line-height="100.00%" fo:text-align="left" fo:margin-left="5.40pt" fo:text-indent="-5.40pt">
        <style:tab-stops>
          <style:tab-stop style:position="48.35pt"/>
          <style:tab-stop style:position="26311.80pt"/>
        </style:tab-stops>
      </style:paragraph-properties>
    </style:style>
    <style:style style:name="P79" style:family="paragraph">
      <style:paragraph-properties fo:line-height="100.00%" fo:text-align="left"/>
    </style:style>
    <style:style style:name="P80" style:family="paragraph">
      <style:paragraph-properties fo:line-height="100.00%" fo:text-align="left" fo:margin-bottom="8.00pt"/>
    </style:style>
    <style:style style:name="P81" style:family="paragraph">
      <style:paragraph-properties fo:line-height="100.00%" fo:text-align="left"/>
    </style:style>
    <style:style style:name="P82" style:family="paragraph">
      <style:paragraph-properties fo:line-height="100.00%" fo:text-align="left" fo:margin-left="5.40pt" fo:text-indent="-5.40pt">
        <style:tab-stops>
          <style:tab-stop style:position="107.55pt"/>
          <style:tab-stop style:position="26311.80pt"/>
        </style:tab-stops>
      </style:paragraph-properties>
    </style:style>
    <style:style style:name="P83" style:family="paragraph">
      <style:paragraph-properties fo:line-height="100.00%" fo:text-align="center"/>
    </style:style>
    <style:style style:name="P84" style:family="paragraph">
      <style:paragraph-properties fo:line-height="100.00%" fo:text-align="right"/>
    </style:style>
    <style:style style:name="P85" style:family="paragraph">
      <style:paragraph-properties fo:line-height="100.00%" fo:text-align="left" fo:margin-left="5.40pt" fo:text-indent="-5.40pt">
        <style:tab-stops>
          <style:tab-stop style:position="107.55pt"/>
          <style:tab-stop style:position="26311.80pt"/>
        </style:tab-stops>
      </style:paragraph-properties>
    </style:style>
    <style:style style:name="P86" style:family="paragraph">
      <style:paragraph-properties fo:line-height="100.00%" fo:text-align="left" fo:margin-left="5.40pt" fo:text-indent="-5.40pt">
        <style:tab-stops>
          <style:tab-stop style:position="107.55pt"/>
          <style:tab-stop style:position="26311.80pt"/>
        </style:tab-stops>
      </style:paragraph-properties>
    </style:style>
    <style:style style:name="P87" style:family="paragraph">
      <style:paragraph-properties fo:line-height="100.00%" fo:text-align="center"/>
    </style:style>
    <style:style style:name="P88" style:family="paragraph">
      <style:paragraph-properties fo:line-height="100.00%" fo:text-align="right"/>
    </style:style>
    <style:style style:name="P89" style:family="paragraph">
      <style:paragraph-properties fo:line-height="100.00%" fo:text-align="left" fo:margin-left="5.40pt" fo:text-indent="-5.40pt">
        <style:tab-stops>
          <style:tab-stop style:position="107.55pt"/>
          <style:tab-stop style:position="26311.80pt"/>
        </style:tab-stops>
      </style:paragraph-properties>
    </style:style>
    <style:style style:name="P90" style:family="paragraph">
      <style:paragraph-properties fo:line-height="100.00%" fo:text-align="left"/>
    </style:style>
    <style:style style:name="P91" style:family="paragraph">
      <style:paragraph-properties fo:line-height="100.00%" fo:text-align="left" fo:margin-bottom="8.00pt"/>
    </style:style>
    <style:style style:name="TableColumn0100" style:family="table-column">
      <style:table-column-properties style:column-width="0.746528in"/>
    </style:style>
    <style:style style:name="TableColumn0101" style:family="table-column">
      <style:table-column-properties style:column-width="5.746528in"/>
    </style:style>
    <style:style style:name="Table01" style:family="table">
      <style:table-properties style:width="6.4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1.568750in"/>
    </style:style>
    <style:style style:name="TableColumn0201" style:family="table-column">
      <style:table-column-properties style:column-width="1.568750in"/>
    </style:style>
    <style:style style:name="Table02" style:family="table">
      <style:table-properties style:width="3.137500in" fo:margin-left="0.000000in" style:writing-mode="lr" table:align="left" style:may-break-between-rows="true"/>
    </style:style>
    <style:style style:name="TableRow0200" style:family="table-row">
      <style:table-row-properties style:min-row-height="0.173611in"/>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min-row-height="0.177083in"/>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HIVE MINI PROJECT -2</text:span><text:span text:style-name="T2"/></text:p>
      <text:p text:style-name="P1"><text:span text:style-name="T3"/></text:p>
      <text:p text:style-name="P1"><text:span text:style-name="T4">Objective</text:span><text:span text:style-name="T5"><text:s/>- The assignment is meant for you to apply learnings of the module on Hive on a real-life dataset. One of the major objectives of this assignment is gaining familiarity with how an analysis works in Hive and how you can gain insights from large datasets.</text:span></text:p>
      <text:p text:style-name="P1"><text:span text:style-name="T6">Problem Statement</text:span><text:span text:style-name="T7"><text:s/>- New York City is a thriving metropolis and just like most other cities of similar size, one of the biggest problems its residents face is parking. The classic combination of a huge number of cars and a cramped geography is the exact recipe that leads to a large number of parking tickets.</text:span></text:p>
      <text:p text:style-name="P1"><text:span text:style-name="T7"><text:s/>In an attempt to scientifically analyse this phenomenon, the NYC Police Department regularly collects data related to parking tickets. This data is made available by NYC Open Data portal. We will try and perform some analysis on this data.</text:span></text:p>
      <text:p text:style-name="P1"><text:span text:style-name="T8">Download Dataset -<text:s/></text:span><text:a xlink:href="https://data.cityofnewyork.us/browse?q=parking+tickets"><text:span text:style-name="T9">https://data.cityofnewyork.us/browse?q=parking+tickets</text:span></text:a><text:span text:style-name="T10"/></text:p>
      <text:p text:style-name="P1"><text:span text:style-name="T10">Note</text:span><text:span text:style-name="T11">: Consider only the year 2017 for analysis and not the Fiscal year for year 2017 only/</text:span></text:p>
      <text:p text:style-name="P1"><text:span text:style-name="T12">Create parking_violations_issued table on hive.</text:span><text:span text:style-name="T13"/></text:p>
      <text:p text:style-name="P2"><text:span text:style-name="T14">Hive&gt; Create table parking_violations_issued</text:span></text:p>
      <text:p text:style-name="P2"><text:span text:style-name="T14">(</text:span></text:p>
      <text:p text:style-name="P2"><text:span text:style-name="T14">Summons_Number bigint,</text:span></text:p>
      <text:p text:style-name="P2"><text:span text:style-name="T14">Plate_ID string,</text:span></text:p>
      <text:p text:style-name="P2"><text:span text:style-name="T14">Registration_State string,</text:span></text:p>
      <text:p text:style-name="P2"><text:span text:style-name="T14">Plate_Type string,</text:span></text:p>
      <text:p text:style-name="P2"><text:span text:style-name="T14">Issue_Date date,</text:span></text:p>
      <text:p text:style-name="P2"><text:span text:style-name="T14">Violation_Code int,</text:span></text:p>
      <text:p text:style-name="P2"><text:span text:style-name="T14">Vehicle_Body_Type string,</text:span></text:p>
      <text:p text:style-name="P2"><text:span text:style-name="T14">Vehicle_Make string,</text:span></text:p>
      <text:p text:style-name="P2"><text:span text:style-name="T14">Issuing_Agency string,</text:span></text:p>
      <text:p text:style-name="P2"><text:span text:style-name="T14">Street_Code1 int,</text:span></text:p>
      <text:p text:style-name="P2"><text:span text:style-name="T14">Street_Code2 int,</text:span></text:p>
      <text:p text:style-name="P2"><text:span text:style-name="T14">Street_Code3 int,</text:span></text:p>
      <text:p text:style-name="P2"><text:span text:style-name="T14">Vehicle_Expiration Date,<text:tab/></text:span></text:p>
      <text:p text:style-name="P2"><text:span text:style-name="T14">Violation_Location int,</text:span></text:p>
      <text:p text:style-name="P2"><text:span text:style-name="T14">Violation_Precinct int,</text:span></text:p>
      <text:p text:style-name="P2"><text:span text:style-name="T14">Issuer_Precinct int,</text:span></text:p>
      <text:p text:style-name="P2"><text:span text:style-name="T14">Issuer_Code int,</text:span></text:p>
      <text:p text:style-name="P2"><text:span text:style-name="T14">Issuer_Command string,</text:span></text:p>
      <text:p text:style-name="P2"><text:span text:style-name="T14">Issuer_Squad string,</text:span></text:p>
      <text:p text:style-name="P2"><text:span text:style-name="T14">Violation_Time string,</text:span></text:p>
      <text:p text:style-name="P2"><text:span text:style-name="T14">Time_First_Observed string,</text:span></text:p>
      <text:p text:style-name="P2"><text:span text:style-name="T14">Violation_County string,</text:span></text:p>
      <text:p text:style-name="P2"><text:span text:style-name="T14">Violation_In_Front_Of_Or_Opposite string,</text:span></text:p>
      <text:p text:style-name="P2"><text:span text:style-name="T14">House_Number string,</text:span></text:p>
      <text:p text:style-name="P2"><text:span text:style-name="T14">Street_Name string,</text:span></text:p>
      <text:p text:style-name="P2"><text:span text:style-name="T14">Intersecting_Street string,</text:span></text:p>
      <text:p text:style-name="P2"><text:span text:style-name="T14">Date_First_Observed int,</text:span></text:p>
      <text:p text:style-name="P2"><text:span text:style-name="T14">Law_Section int,</text:span></text:p>
      <text:p text:style-name="P2"><text:span text:style-name="T14">Sub_Division string,</text:span></text:p>
      <text:p text:style-name="P2"><text:span text:style-name="T14">Violation_Legal_Code string,</text:span></text:p>
      <text:p text:style-name="P2"><text:span text:style-name="T14">Days_Parking_In_Effect string,</text:span></text:p>
      <text:p text:style-name="P2"><text:span text:style-name="T14">From_Hours_In_Effect string,</text:span></text:p>
      <text:p text:style-name="P2"><text:span text:style-name="T14">To_Hours_In_Effect string,</text:span></text:p>
      <text:p text:style-name="P2"><text:span text:style-name="T14">Vehicle_Color string,</text:span></text:p>
      <text:p text:style-name="P2"><text:span text:style-name="T14">Unregistered_Vehicle int,</text:span></text:p>
      <text:p text:style-name="P2"><text:span text:style-name="T14">Vehicle_Year string,</text:span></text:p>
      <text:p text:style-name="P2"><text:span text:style-name="T14">Meter_Number string,</text:span></text:p>
      <text:p text:style-name="P2"><text:span text:style-name="T14">Feet_From_Curb int,</text:span></text:p>
      <text:p text:style-name="P2"><text:span text:style-name="T14">Violation_Post_Code string,</text:span></text:p>
      <text:p text:style-name="P2"><text:span text:style-name="T14">Violation_Description string,</text:span></text:p>
      <text:p text:style-name="P2"><text:span text:style-name="T14">No_Standing_or_Stopping_Violation string,</text:span></text:p>
      <text:p text:style-name="P2"><text:span text:style-name="T14">Hydrant_Violation string,</text:span></text:p>
      <text:p text:style-name="P2"><text:span text:style-name="T14">Double_Parking_Violation string)</text:span></text:p>
      <text:p text:style-name="P2"><text:span text:style-name="T14">row format delimited</text:span></text:p>
      <text:p text:style-name="P2"><text:span text:style-name="T14">fields terminated by ','</text:span></text:p>
      <text:p text:style-name="P2"><text:span text:style-name="T14">tblproperties ("skip.header.line.count" = "1");</text:span></text:p>
      <text:p text:style-name="P2"><text:span text:style-name="T15"/></text:p>
      <text:p text:style-name="P3"><draw:frame text:anchor-type="as-char" svg:width="152.40mm" svg:height="97.10mm" style:rel-width="scale" style:rel-height="scale"><draw:object-ole xlink:href="OleObj1"/><draw:image xlink:href="ObjectReplacements/OleObj1"/></draw:frame><text:span text:style-name="T15"/></text:p>
      <text:p text:style-name="P4"><text:span text:style-name="T15"/></text:p>
      <text:p text:style-name="P4"><text:span text:style-name="T15"/></text:p>
      <text:p text:style-name="P5"><draw:frame text:anchor-type="as-char" svg:width="152.40mm" svg:height="97.37mm" style:rel-width="scale" style:rel-height="scale"><draw:object-ole xlink:href="OleObj2"/><draw:image xlink:href="ObjectReplacements/OleObj2"/></draw:frame><text:span text:style-name="T15"/></text:p>
      <text:p text:style-name="P6"><text:span text:style-name="T15"/></text:p>
      <text:p text:style-name="P6"><text:span text:style-name="T16">Load the data<text:s/></text:span><text:span text:style-name="T17"/></text:p>
      <text:p text:style-name="P7"><text:span text:style-name="T17">hive&gt; load data inpath '/tmp/Parking_Violations_Issued_-_Fiscal_Year_2017.csv'into table parking_violations_issued;</text:span></text:p>
      <text:p text:style-name="P7"><draw:frame text:anchor-type="as-char" svg:width="152.40mm" svg:height="97.10mm" style:rel-width="scale" style:rel-height="scale"><draw:object-ole xlink:href="OleObj3"/><draw:image xlink:href="ObjectReplacements/OleObj3"/></draw:frame><text:span text:style-name="T17"/></text:p>
      <text:p text:style-name="P8"><text:span text:style-name="T17">select * from parking_violations_issued limit 20;</text:span></text:p>
      <text:p text:style-name="P9"><draw:frame text:anchor-type="as-char" svg:width="152.40mm" svg:height="104.78mm" style:rel-width="scale" style:rel-height="scale"><draw:object-ole xlink:href="OleObj4"/><draw:image xlink:href="ObjectReplacements/OleObj4"/></draw:frame><text:span text:style-name="T17"/></text:p>
      <text:p text:style-name="P9"><draw:frame text:anchor-type="as-char" svg:width="152.40mm" svg:height="97.37mm" style:rel-width="scale" style:rel-height="scale"><draw:object-ole xlink:href="OleObj5"/><draw:image xlink:href="ObjectReplacements/OleObj5"/></draw:frame><text:span text:style-name="T17"/></text:p>
      <text:p text:style-name="P9"><text:span text:style-name="T18">Create Partitions and Buckets in Table based on Violation Country and Violation Code</text:span><text:span text:style-name="T19"/></text:p>
      <text:p text:style-name="P10"><text:span text:style-name="T19">Hive&gt;<text:s text:c="2"/>Create table parking_violations_2017</text:span></text:p>
      <text:p text:style-name="P10"><text:span text:style-name="T19">(</text:span></text:p>
      <text:p text:style-name="P10"><text:span text:style-name="T19">Summons_Number bigint,</text:span></text:p>
      <text:p text:style-name="P10"><text:span text:style-name="T19">Plate_ID string,</text:span></text:p>
      <text:p text:style-name="P10"><text:span text:style-name="T19">Registration_State string,</text:span></text:p>
      <text:p text:style-name="P10"><text:span text:style-name="T19">Plate_Type string,</text:span></text:p>
      <text:p text:style-name="P10"><text:span text:style-name="T19">Issue_Date date,</text:span></text:p>
      <text:p text:style-name="P10"><text:span text:style-name="T19">Violation_Code int,</text:span></text:p>
      <text:p text:style-name="P10"><text:span text:style-name="T19">Vehicle_Body_Type string,</text:span></text:p>
      <text:p text:style-name="P10"><text:span text:style-name="T19">Vehicle_Make string,</text:span></text:p>
      <text:p text:style-name="P10"><text:span text:style-name="T19">Issuing_Agency string,</text:span></text:p>
      <text:p text:style-name="P10"><text:span text:style-name="T19">Street_Code1 int,</text:span></text:p>
      <text:p text:style-name="P10"><text:span text:style-name="T19">Street_Code2 int,</text:span></text:p>
      <text:p text:style-name="P10"><text:span text:style-name="T19">Street_Code3 int,</text:span></text:p>
      <text:p text:style-name="P10"><text:span text:style-name="T19">Vehicle_Expiration Date,<text:tab/></text:span></text:p>
      <text:p text:style-name="P10"><text:span text:style-name="T19">Violation_Location int,</text:span></text:p>
      <text:p text:style-name="P10"><text:span text:style-name="T19">Violation_Precinct int,</text:span></text:p>
      <text:p text:style-name="P10"><text:span text:style-name="T19">Issuer_Precinct int,</text:span></text:p>
      <text:p text:style-name="P10"><text:span text:style-name="T19">Issuer_Code int,</text:span></text:p>
      <text:p text:style-name="P10"><text:span text:style-name="T19">Issuer_Command string,</text:span></text:p>
      <text:p text:style-name="P10"><text:span text:style-name="T19">Issuer_Squad string,</text:span></text:p>
      <text:p text:style-name="P10"><text:span text:style-name="T19">Violation_Time string,</text:span></text:p>
      <text:p text:style-name="P10"><text:span text:style-name="T19">Time_First_Observed string,</text:span></text:p>
      <text:p text:style-name="P10"><text:span text:style-name="T19">Violation_In_Front_of_or_Opposite string,</text:span></text:p>
      <text:p text:style-name="P10"><text:span text:style-name="T19">House_Number string,</text:span></text:p>
      <text:p text:style-name="P10"><text:span text:style-name="T19">Street_Name string,</text:span></text:p>
      <text:p text:style-name="P10"><text:span text:style-name="T19">Intersecting_Street string,</text:span></text:p>
      <text:p text:style-name="P10"><text:span text:style-name="T19">Date_First_Observed int,</text:span></text:p>
      <text:p text:style-name="P10"><text:span text:style-name="T19">Law_Section int,</text:span></text:p>
      <text:p text:style-name="P10"><text:span text:style-name="T19">Sub_Division string,</text:span></text:p>
      <text:p text:style-name="P10"><text:span text:style-name="T19">Violation_Legal_Code string,</text:span></text:p>
      <text:p text:style-name="P10"><text:span text:style-name="T19">Days_Parking_In_Effect string,</text:span></text:p>
      <text:p text:style-name="P10"><text:span text:style-name="T19">From_Hours_In_Effect string,</text:span></text:p>
      <text:p text:style-name="P10"><text:span text:style-name="T19">To_Hours_In_Effect string,</text:span></text:p>
      <text:p text:style-name="P10"><text:span text:style-name="T19">Vehicle_Color string,</text:span></text:p>
      <text:p text:style-name="P10"><text:span text:style-name="T19">Unregistered_Vehicle int,</text:span></text:p>
      <text:p text:style-name="P10"><text:span text:style-name="T19">Vehicle_Year string,</text:span></text:p>
      <text:p text:style-name="P10"><text:span text:style-name="T19">Meter_Number string,</text:span></text:p>
      <text:p text:style-name="P10"><text:span text:style-name="T19">Feet_From_Curb int,</text:span></text:p>
      <text:p text:style-name="P10"><text:span text:style-name="T19">Violation_Post_Code string,</text:span></text:p>
      <text:p text:style-name="P10"><text:span text:style-name="T19">Violation_Description string,</text:span></text:p>
      <text:p text:style-name="P10"><text:span text:style-name="T19">No_Standing_or_Stopping_Violation string,</text:span></text:p>
      <text:p text:style-name="P10"><text:span text:style-name="T19">Hydrant_Violation string,</text:span></text:p>
      <text:p text:style-name="P10"><text:span text:style-name="T19">Double_Parking_Violation string)</text:span></text:p>
      <text:p text:style-name="P10"><text:span text:style-name="T19">partitioned by (Violation_County string)</text:span></text:p>
      <text:p text:style-name="P10"><text:span text:style-name="T19">CLUSTERED BY (Violation_Code) sorted by (Violation_Code) INTO 8 BUCKETS</text:span></text:p>
      <text:p text:style-name="P10"><text:span text:style-name="T19">row format delimited</text:span></text:p>
      <text:p text:style-name="P10"><text:span text:style-name="T19">fields terminated by ','</text:span></text:p>
      <text:p text:style-name="P10"><text:span text:style-name="T19">tblproperties ("skip.header.line.count" = "1");</text:span></text:p>
      <text:p text:style-name="P10"><text:span text:style-name="T20"/></text:p>
      <text:p text:style-name="P11"><draw:frame text:anchor-type="as-char" svg:width="152.40mm" svg:height="96.84mm" style:rel-width="scale" style:rel-height="scale"><draw:object-ole xlink:href="OleObj6"/><draw:image xlink:href="ObjectReplacements/OleObj6"/></draw:frame><text:span text:style-name="T21"/></text:p>
      <text:p text:style-name="P11"><text:span text:style-name="T21"/></text:p>
      <text:p text:style-name="P11"><draw:frame text:anchor-type="as-char" svg:width="152.40mm" svg:height="97.37mm" style:rel-width="scale" style:rel-height="scale"><draw:object-ole xlink:href="OleObj7"/><draw:image xlink:href="ObjectReplacements/OleObj7"/></draw:frame><text:span text:style-name="T21"/></text:p>
      <text:p text:style-name="P11"><text:span text:style-name="T21"/></text:p>
      <text:p text:style-name="P11"><text:span text:style-name="T22">Set few properties to enable bucketing and Dynamic partition</text:span></text:p>
      <text:p text:style-name="P12"><text:span text:style-name="T23">hive&gt;set hive.exec.dynamic.partition=true;</text:span></text:p>
      <text:p text:style-name="P12"><text:span text:style-name="T23">hive&gt;set hive.exec.dynamic.partition.mode=nonstrict; </text:span></text:p>
      <text:p text:style-name="P12"><text:span text:style-name="T23">hive&gt;set hive.enforce.bucketing = true;</text:span></text:p>
      <text:p text:style-name="P12"><text:span text:style-name="T24"/></text:p>
      <text:p text:style-name="P13"><text:span text:style-name="T25">Inserting Data into parking_violations_2017 table based on year 2017:</text:span></text:p>
      <text:p text:style-name="P13"><text:span text:style-name="T25"/></text:p>
      <text:p text:style-name="P14"><text:span text:style-name="T26">insert overwrite table parking_violations_2017 partition (Violation_County) select * from parking_violations_issued;</text:span></text:p>
      <text:p text:style-name="P15"><draw:frame text:anchor-type="as-char" svg:width="152.40mm" svg:height="96.84mm" style:rel-width="scale" style:rel-height="scale"><draw:object-ole xlink:href="OleObj8"/><draw:image xlink:href="ObjectReplacements/OleObj8"/></draw:frame><text:span text:style-name="T27"/></text:p>
      <text:p text:style-name="P15"><draw:frame text:anchor-type="as-char" svg:width="152.40mm" svg:height="97.90mm" style:rel-width="scale" style:rel-height="scale"><draw:object-ole xlink:href="OleObj9"/><draw:image xlink:href="ObjectReplacements/OleObj9"/></draw:frame><text:span text:style-name="T28"/></text:p>
      <text:p text:style-name="P16"><text:span text:style-name="T28">The analysis can be divided into two parts:</text:span></text:p>
      <text:p text:style-name="P16"><text:span text:style-name="T28">Part-I: Examine the data</text:span></text:p>
      <text:p text:style-name="P16"><text:span text:style-name="T28">1.) Find the total number of tickets for the year.</text:span></text:p>
      <text:p text:style-name="P17"><text:span text:style-name="T29">select count(distinct Summons_Number) No_of_Tickets<text:s text:c="2"/>,year(Issue_Date) as year_of_issue from parking_violations_2017 group by year(Issue_Date);</text:span><text:span text:style-name="T30"/></text:p>
      <text:p text:style-name="P17"><draw:frame text:anchor-type="as-char" svg:width="152.40mm" svg:height="97.10mm" style:rel-width="scale" style:rel-height="scale"><draw:object-ole xlink:href="OleObj10"/><draw:image xlink:href="ObjectReplacements/OleObj10"/></draw:frame><text:span text:style-name="T30"/></text:p>
      <text:p text:style-name="P17"><draw:frame text:anchor-type="as-char" svg:width="152.40mm" svg:height="96.31mm" style:rel-width="scale" style:rel-height="scale"><draw:object-ole xlink:href="OleObj11"/><draw:image xlink:href="ObjectReplacements/OleObj11"/></draw:frame><text:span text:style-name="T30"/></text:p>
      <text:p text:style-name="P17"><text:span text:style-name="T31">Total number of tickets for the year 2017 are 103</text:span><text:span text:style-name="T32"/></text:p>
      <text:p text:style-name="P18"><text:span text:style-name="T33">2.) Find out how many unique states the cars which got parking tickets came from.</text:span></text:p>
      <text:p text:style-name="P18"><text:span text:style-name="T34">select count(distinct Registration_State) as Registration_states from parking_violations_2017;</text:span></text:p>
      <text:p text:style-name="P19"><draw:frame text:anchor-type="as-char" svg:width="152.40mm" svg:height="96.57mm" style:rel-width="scale" style:rel-height="scale"><draw:object-ole xlink:href="OleObj12"/><draw:image xlink:href="ObjectReplacements/OleObj12"/></draw:frame><text:span text:style-name="T34"/></text:p>
      <text:p text:style-name="P19"><draw:frame text:anchor-type="as-char" svg:width="152.40mm" svg:height="96.57mm" style:rel-width="scale" style:rel-height="scale"><draw:object-ole xlink:href="OleObj13"/><draw:image xlink:href="ObjectReplacements/OleObj13"/></draw:frame><text:span text:style-name="T34"/></text:p>
      <text:p text:style-name="P20"><text:span text:style-name="T34">Total Number of Unique States are : 12</text:span></text:p>
      <text:p text:style-name="P21"><text:span text:style-name="T35">3.) Some parking tickets don’t have addresses on them, which is cause for concern. Find out how many such tickets there are(i.e. tickets where either "Street Code 1" or "Street Code 2" or "Street Code 3" is empty )</text:span></text:p>
      <text:p text:style-name="P21"><text:span text:style-name="T36">select count(distinct summons_number) as Tickets_without_address from parking_violations_2017 where Street_code1 = 0 or Street_code2 = 0 or Street_code3 = 0;</text:span><text:span text:style-name="T37"/></text:p>
      <text:p text:style-name="P22"><draw:frame text:anchor-type="as-char" svg:width="152.40mm" svg:height="97.10mm" style:rel-width="scale" style:rel-height="scale"><draw:object-ole xlink:href="OleObj14"/><draw:image xlink:href="ObjectReplacements/OleObj14"/></draw:frame><text:span text:style-name="T38"/></text:p>
      <text:p text:style-name="P22"><draw:frame text:anchor-type="as-char" svg:width="152.40mm" svg:height="97.10mm" style:rel-width="scale" style:rel-height="scale"><draw:object-ole xlink:href="OleObj15"/><draw:image xlink:href="ObjectReplacements/OleObj15"/></draw:frame><text:span text:style-name="T38"/></text:p>
      <text:p text:style-name="P23"><text:span text:style-name="T38">Number of Tickets Without Address : 38</text:span></text:p>
      <text:p text:style-name="P23"><text:span text:style-name="T39">Part-II: Aggregation tasks</text:span></text:p>
      <text:p text:style-name="P24"><text:span text:style-name="T39">1.) How often does each violation code occur? (frequency of violation codes - find the top 5)</text:span></text:p>
      <text:p text:style-name="P25"><text:span text:style-name="T40">select count(Violation_Code) as frequency_of_violation_codes,Violation_Code from parking_violations_2017 group by Violation_Code order by frequency_of_violation_codes desc limit 5;</text:span></text:p>
      <text:p text:style-name="P26"><draw:frame text:anchor-type="as-char" svg:width="152.40mm" svg:height="96.57mm" style:rel-width="scale" style:rel-height="scale"><draw:object-ole xlink:href="OleObj16"/><draw:image xlink:href="ObjectReplacements/OleObj16"/></draw:frame><text:span text:style-name="T40"/></text:p>
      <text:p text:style-name="P26"><draw:frame text:anchor-type="as-char" svg:width="152.40mm" svg:height="96.57mm" style:rel-width="scale" style:rel-height="scale"><draw:object-ole xlink:href="OleObj17"/><draw:image xlink:href="ObjectReplacements/OleObj17"/></draw:frame><text:span text:style-name="T40"/></text:p>
      <text:p text:style-name="P26"><text:span text:style-name="T40"/></text:p>
      <text:p text:style-name="P27"><text:span text:style-name="T41">2.) How often does each vehicle body type get a parking ticket? How about the vehicle make? (find the top 5 for both)</text:span></text:p>
      <text:p text:style-name="P28"><text:span text:style-name="T42">select Vehicle_Body_Type,count(summons_number)as frequency_of_Vehicle_body<text:s text:c="2"/>from parking_violations_2017 group by Vehicle_Body_Type order by frequency_of_Vehicle_body desc limit 5; </text:span></text:p>
      <text:p text:style-name="P28"><draw:frame text:anchor-type="as-char" svg:width="152.40mm" svg:height="97.63mm" style:rel-width="scale" style:rel-height="scale"><draw:object-ole xlink:href="OleObj18"/><draw:image xlink:href="ObjectReplacements/OleObj18"/></draw:frame><text:span text:style-name="T42"/></text:p>
      <text:p text:style-name="P28"><draw:frame text:anchor-type="as-char" svg:width="152.40mm" svg:height="96.84mm" style:rel-width="scale" style:rel-height="scale"><draw:object-ole xlink:href="OleObj19"/><draw:image xlink:href="ObjectReplacements/OleObj19"/></draw:frame><text:span text:style-name="T42"/></text:p>
      <text:p text:style-name="P28"><text:span text:style-name="T42">select Vehicle_make,count(summons_number)as frequency_of_vehicle_make from parking_violations_2017 group by Vehicle_make order by frequency_of_vehicle_make desc limit 5;<text:s/></text:span><text:span text:style-name="T43"/></text:p>
      <text:p text:style-name="P28"><draw:frame text:anchor-type="as-char" svg:width="152.40mm" svg:height="96.31mm" style:rel-width="scale" style:rel-height="scale"><draw:object-ole xlink:href="OleObj20"/><draw:image xlink:href="ObjectReplacements/OleObj20"/></draw:frame><text:span text:style-name="T44"/></text:p>
      <text:p text:style-name="P28"><draw:frame text:anchor-type="as-char" svg:width="152.40mm" svg:height="97.37mm" style:rel-width="scale" style:rel-height="scale"><draw:object-ole xlink:href="OleObj21"/><draw:image xlink:href="ObjectReplacements/OleObj21"/></draw:frame><text:span text:style-name="T44"/></text:p>
      <text:p text:style-name="P29"><text:span text:style-name="T45">3.) A precinct is a police station that has a certain zone of the city under its command. Find the (5 highest) frequencies of:</text:span></text:p>
      <text:p text:style-name="P29"><text:span text:style-name="T45"><text:s text:c="6"/>a.) Violating Precincts (this is the precinct of the zone where the violation occurred)</text:span></text:p>
      <text:p text:style-name="P30"><text:span text:style-name="T46"/></text:p>
      <text:p text:style-name="P30"><text:span text:style-name="T47">select Violation_Precinct ,count(Violation_Precinct) as frequency_violation_precinct from parking_violations_2017 group by<text:s text:c="2"/>Violation_Precinct order by frequency_violation_precinct desc limit 5;</text:span></text:p>
      <text:p text:style-name="P30"><draw:frame text:anchor-type="as-char" svg:width="152.40mm" svg:height="96.84mm" style:rel-width="scale" style:rel-height="scale"><draw:object-ole xlink:href="OleObj22"/><draw:image xlink:href="ObjectReplacements/OleObj22"/></draw:frame><text:span text:style-name="T47"/></text:p>
      <text:p text:style-name="P30"><draw:frame text:anchor-type="as-char" svg:width="152.40mm" svg:height="96.57mm" style:rel-width="scale" style:rel-height="scale"><draw:object-ole xlink:href="OleObj23"/><draw:image xlink:href="ObjectReplacements/OleObj23"/></draw:frame><text:span text:style-name="T47"/></text:p>
      <text:p text:style-name="P30"><text:span text:style-name="T48">b.) Issuer Precincts (this is the precinct that issued the ticket)</text:span></text:p>
      <text:p text:style-name="P30"><text:span text:style-name="T49">select issuer_Precinct ,count(issuer_Precinct) as frequency_issuer_precinct from parking_violations_2017 group by<text:s text:c="2"/>issuer_Precinct order by frequency_issuer_precinct desc limit 5;</text:span></text:p>
      <text:p text:style-name="P30"><draw:frame text:anchor-type="as-char" svg:width="152.40mm" svg:height="96.31mm" style:rel-width="scale" style:rel-height="scale"><draw:object-ole xlink:href="OleObj24"/><draw:image xlink:href="ObjectReplacements/OleObj24"/></draw:frame><text:span text:style-name="T49"/></text:p>
      <text:p text:style-name="P30"><draw:frame text:anchor-type="as-char" svg:width="152.40mm" svg:height="97.10mm" style:rel-width="scale" style:rel-height="scale"><draw:object-ole xlink:href="OleObj25"/><draw:image xlink:href="ObjectReplacements/OleObj25"/></draw:frame><text:span text:style-name="T49"/></text:p>
      <text:p text:style-name="P30"><text:span text:style-name="T50">4.) Find the violation code frequency across 3 precincts which have issued the most number of tickets - do these precinct zones have an exceptionally high frequency of certain violation codes?</text:span></text:p>
      <text:p text:style-name="P30"><text:span text:style-name="T51">select Issuer_Precinct,Violation_Code, count(*) as Violation_code_frequency from parking_violations_2017<text:s text:c="2"/>group by Issuer_Precinct, Violation_Code order by Violation_code_frequency desc limit 8;</text:span></text:p>
      <text:p text:style-name="P30"><draw:frame text:anchor-type="as-char" svg:width="152.40mm" svg:height="97.10mm" style:rel-width="scale" style:rel-height="scale"><draw:object-ole xlink:href="OleObj26"/><draw:image xlink:href="ObjectReplacements/OleObj26"/></draw:frame><text:span text:style-name="T51"/></text:p>
      <text:p text:style-name="P30"><draw:frame text:anchor-type="as-char" svg:width="152.40mm" svg:height="96.04mm" style:rel-width="scale" style:rel-height="scale"><draw:object-ole xlink:href="OleObj27"/><draw:image xlink:href="ObjectReplacements/OleObj27"/></draw:frame><text:span text:style-name="T51"/></text:p>
      <text:p text:style-name="P31"><text:span text:style-name="T52">We will not be considering 0. Therefore 43,19 &amp; 14 are the three issuer precincts which have the maximum number of violations. Lets dive into the Issuer Precincts one by one.</text:span></text:p>
      <text:p text:style-name="P31"><text:span text:style-name="T53">Issuer Precinct 43</text:span></text:p>
      <text:p text:style-name="P31"><text:span text:style-name="T54">select Issuer_Precinct,Violation_Code, count(*) as Violation_code_frequency from parking_violations_2017 where issuer_precinct = 43<text:s text:c="2"/>group by Issuer_Precinct, Violation_Code order by Violation_code_frequency desc limit 8;</text:span></text:p>
      <text:p text:style-name="P31"><text:span text:style-name="T54"/></text:p>
      <text:p text:style-name="P32"><draw:frame text:anchor-type="as-char" svg:width="152.40mm" svg:height="96.57mm" style:rel-width="scale" style:rel-height="scale"><draw:object-ole xlink:href="OleObj28"/><draw:image xlink:href="ObjectReplacements/OleObj28"/></draw:frame><text:span text:style-name="T54"/></text:p>
      <text:p text:style-name="P32"><text:span text:style-name="T54"/></text:p>
      <text:p text:style-name="P32"><draw:frame text:anchor-type="as-char" svg:width="152.40mm" svg:height="96.84mm" style:rel-width="scale" style:rel-height="scale"><draw:object-ole xlink:href="OleObj29"/><draw:image xlink:href="ObjectReplacements/OleObj29"/></draw:frame><text:span text:style-name="T54"/></text:p>
      <text:p text:style-name="P32"><text:span text:style-name="T54"/></text:p>
      <text:p text:style-name="P33"><text:span text:style-name="T55">Issuer Precinct 19</text:span></text:p>
      <text:p text:style-name="P33"><text:span text:style-name="T55"/></text:p>
      <text:p text:style-name="P33"><text:span text:style-name="T56">select Issuer_Precinct,Violation_Code, count(*) as Violation_code_frequency from parking_violations_2017 where issuer_precinct = 19<text:s text:c="2"/>group by Issuer_Precinct, Violation_Code order by Violation_code_frequency desc limit 8;</text:span></text:p>
      <text:p text:style-name="P34"><draw:frame text:anchor-type="as-char" svg:width="152.40mm" svg:height="96.04mm" style:rel-width="scale" style:rel-height="scale"><draw:object-ole xlink:href="OleObj30"/><draw:image xlink:href="ObjectReplacements/OleObj30"/></draw:frame><text:span text:style-name="T56"/></text:p>
      <text:p text:style-name="P34"><text:span text:style-name="T56"/></text:p>
      <text:p text:style-name="P34"><draw:frame text:anchor-type="as-char" svg:width="152.40mm" svg:height="97.10mm" style:rel-width="scale" style:rel-height="scale"><draw:object-ole xlink:href="OleObj31"/><draw:image xlink:href="ObjectReplacements/OleObj31"/></draw:frame><text:span text:style-name="T56"/></text:p>
      <text:p text:style-name="P34"><text:span text:style-name="T56"/></text:p>
      <text:p text:style-name="P35"><text:span text:style-name="T57">Issuer Precinct 14</text:span></text:p>
      <text:p text:style-name="P35"><text:span text:style-name="T57"/></text:p>
      <text:p text:style-name="P35"><text:span text:style-name="T58">select Issuer_Precinct,Violation_Code, count(*) as Violation_code_frequency from parking_violations_2017 where issuer_precinct = 14<text:s text:c="2"/>group by Issuer_Precinct, Violation_Code order by Violation_code_frequency desc limit 8;</text:span></text:p>
      <text:p text:style-name="P35"><text:span text:style-name="T58"/></text:p>
      <text:p text:style-name="P36"><draw:frame text:anchor-type="as-char" svg:width="152.40mm" svg:height="97.37mm" style:rel-width="scale" style:rel-height="scale"><draw:object-ole xlink:href="OleObj32"/><draw:image xlink:href="ObjectReplacements/OleObj32"/></draw:frame><text:span text:style-name="T58"/></text:p>
      <text:p text:style-name="P36"><text:span text:style-name="T58"/></text:p>
      <text:p text:style-name="P36"><draw:frame text:anchor-type="as-char" svg:width="152.40mm" svg:height="97.10mm" style:rel-width="scale" style:rel-height="scale"><draw:object-ole xlink:href="OleObj33"/><draw:image xlink:href="ObjectReplacements/OleObj33"/></draw:frame><text:span text:style-name="T58"/></text:p>
      <text:p text:style-name="P36"><text:span text:style-name="T58"/></text:p>
      <text:p text:style-name="P37"><text:span text:style-name="T59">Common codes accross precincts</text:span><text:span text:style-name="T60"/></text:p>
      <text:p text:style-name="P37"><text:span text:style-name="T61">select Issuer_Precinct,Violation_Code, count(*) as Violation_code_frequency from parking_violations_2017 where issuer_precinct in (43,19,14) group by Issuer_Precinct, Violation_Code order by Violation_code_frequency desc limit 8;</text:span><text:span text:style-name="T62"/></text:p>
      <text:p text:style-name="P38"><text:span text:style-name="T63"/></text:p>
      <text:p text:style-name="P38"><draw:frame text:anchor-type="as-char" svg:width="152.40mm" svg:height="97.10mm" style:rel-width="scale" style:rel-height="scale"><draw:object-ole xlink:href="OleObj34"/><draw:image xlink:href="ObjectReplacements/OleObj34"/></draw:frame><text:span text:style-name="T63"/></text:p>
      <text:p text:style-name="P38"><text:span text:style-name="T63"/></text:p>
      <text:p text:style-name="P38"><draw:frame text:anchor-type="as-char" svg:width="152.40mm" svg:height="96.04mm" style:rel-width="scale" style:rel-height="scale"><draw:object-ole xlink:href="OleObj35"/><draw:image xlink:href="ObjectReplacements/OleObj35"/></draw:frame><text:span text:style-name="T63"/></text:p>
      <text:p text:style-name="P39"><text:span text:style-name="T63"/></text:p>
      <text:p text:style-name="P40"><text:span text:style-name="T64">5.) Find out the properties of parking violations across different times of the day: The Violation Time field is specified in a strange format. Find a way to make this into a time attribute that you can use to divide into groups.</text:span></text:p>
      <text:p text:style-name="P41"><text:span text:style-name="T65">select from_unixtime(unix_timestamp(concat(violation_time,'M'), 'HHmmaaa'),"HH:mmaaa") as date_data from parking_violations_2017 limit 2;</text:span></text:p>
      <text:p text:style-name="P41"><text:span text:style-name="T65"/></text:p>
      <text:p text:style-name="P42"><draw:frame text:anchor-type="as-char" svg:width="152.40mm" svg:height="96.04mm" style:rel-width="scale" style:rel-height="scale"><draw:object-ole xlink:href="OleObj36"/><draw:image xlink:href="ObjectReplacements/OleObj36"/></draw:frame><text:span text:style-name="T65"/></text:p>
      <text:p text:style-name="P42"><text:span text:style-name="T65"/></text:p>
      <text:p text:style-name="P43"><text:span text:style-name="T66">6.) Divide 24 hours into 6 equal discrete bins of time. The intervals you choose are at your discretion. For each of these groups, find the 3 most commonly occurring violations</text:span></text:p>
      <text:p text:style-name="P43"><text:span text:style-name="T67">To divide the 24 hrs into 6 equal discrete bins of time , First created view on partitioned table:</text:span></text:p>
      <text:p text:style-name="P44"><text:span text:style-name="T68">hive&gt; create view vw_parking_violations_partitoned_2017</text:span></text:p>
      <text:p text:style-name="P44"><text:span text:style-name="T68">partitioned on (Violation_Code) </text:span></text:p>
      <text:p text:style-name="P44"><text:span text:style-name="T68">as </text:span></text:p>
      <text:p text:style-name="P44"><text:span text:style-name="T68">SELECT </text:span></text:p>
      <text:p text:style-name="P44"><text:span text:style-name="T68">Summons_Number,</text:span></text:p>
      <text:p text:style-name="P44"><text:span text:style-name="T68">Violation_Time,</text:span></text:p>
      <text:p text:style-name="P44"><text:span text:style-name="T68">Issuer_Precinct, </text:span></text:p>
      <text:p text:style-name="P44"><text:span text:style-name="T68">case </text:span></text:p>
      <text:p text:style-name="P44"><text:span text:style-name="T68">when substring(Violation_Time,1,2) in ('00','01','02','03','12') and upper(substring(Violation_Time,-1))='A' then 1 </text:span></text:p>
      <text:p text:style-name="P44"><text:span text:style-name="T68">when substring(Violation_Time,1,2) in ('04','05','06','07') and upper(substring(Violation_Time,-1))='A' then 2 </text:span></text:p>
      <text:p text:style-name="P44"><text:span text:style-name="T68">when substring(Violation_Time,1,2) in ('08','09','10','11') and upper(substring(Violation_Time,-1))='A' then 3 </text:span></text:p>
      <text:p text:style-name="P44"><text:span text:style-name="T68">when substring(Violation_Time,1,2) in ('12','00','01','02','03') and upper(substring(Violation_Time,-1))='P' then 4 </text:span></text:p>
      <text:p text:style-name="P44"><text:span text:style-name="T68">when substring(Violation_Time,1,2) in ('04','05','06','07') and upper(substring(Violation_Time,-1))='P' then 5 </text:span></text:p>
      <text:p text:style-name="P44"><text:span text:style-name="T68">when substring(Violation_Time,1,2) in ('08','09','10','11') and upper(substring(Violation_Time,-1))='P'then 6 </text:span></text:p>
      <text:p text:style-name="P44"><text:span text:style-name="T68">else null </text:span></text:p>
      <text:p text:style-name="P44"><text:span text:style-name="T68">end as Violation_Time_bin,</text:span></text:p>
      <text:p text:style-name="P44"><text:span text:style-name="T68">Violation_Code </text:span></text:p>
      <text:p text:style-name="P44"><text:span text:style-name="T68">from parking_violations_2017 </text:span></text:p>
      <text:p text:style-name="P44"><text:span text:style-name="T68">where </text:span></text:p>
      <text:p text:style-name="P44"><text:span text:style-name="T68">Violation_Time is not null </text:span></text:p>
      <text:p text:style-name="P44"><text:span text:style-name="T68">or (length(Violation_Time)=5 and upper(substring(Violation_Time,-1))in ('A','P') </text:span></text:p>
      <text:p text:style-name="P45"><text:span text:style-name="T68">and substring(Violation_Time,1,2) in ('00','01','02','03','04','05','06','07', '08','09','10','11','12'));</text:span></text:p>
      <text:p text:style-name="P46"><text:span text:style-name="T68"/></text:p>
      <text:p text:style-name="P47"><draw:frame text:anchor-type="as-char" svg:width="152.40mm" svg:height="96.31mm" style:rel-width="scale" style:rel-height="scale"><draw:object-ole xlink:href="OleObj37"/><draw:image xlink:href="ObjectReplacements/OleObj37"/></draw:frame><text:span text:style-name="T68"/></text:p>
      <text:p text:style-name="P47"><text:span text:style-name="T68"/></text:p>
      <text:p text:style-name="P48"><text:span text:style-name="T69">select Violation_Code,Violation_Time_bin, count(*) frequency_violation from vw_parking_violations_partitoned_2017<text:s text:c="3"/>group by Violation_Code,Violation_Time_bin limit 5;</text:span></text:p>
      <text:p text:style-name="P49"><draw:frame text:anchor-type="as-char" svg:width="152.40mm" svg:height="97.37mm" style:rel-width="scale" style:rel-height="scale"><draw:object-ole xlink:href="OleObj38"/><draw:image xlink:href="ObjectReplacements/OleObj38"/></draw:frame><text:span text:style-name="T70"/></text:p>
      <text:p text:style-name="P49"><text:span text:style-name="T70"/></text:p>
      <text:p text:style-name="P49"><draw:frame text:anchor-type="as-char" svg:width="152.40mm" svg:height="97.37mm" style:rel-width="scale" style:rel-height="scale"><draw:object-ole xlink:href="OleObj39"/><draw:image xlink:href="ObjectReplacements/OleObj39"/></draw:frame><text:span text:style-name="T70"/></text:p>
      <text:p text:style-name="P49"><text:span text:style-name="T71">bin1</text:span></text:p>
      <text:p text:style-name="P49"><text:span text:style-name="T71"/></text:p>
      <text:p text:style-name="P50"><text:span text:style-name="T72">select Violation_Code,count(*) frequency_violation from vw_parking_violations_partitoned_2017 where Violation_Time_bin =1 group by Violation_Code order by frequency_violation desc limit 3;</text:span></text:p>
      <text:p text:style-name="P51"><draw:frame text:anchor-type="as-char" svg:width="152.40mm" svg:height="98.16mm" style:rel-width="scale" style:rel-height="scale"><draw:object-ole xlink:href="OleObj40"/><draw:image xlink:href="ObjectReplacements/OleObj40"/></draw:frame><text:span text:style-name="T72"/></text:p>
      <text:p text:style-name="P51"><text:span text:style-name="T73">bin2</text:span></text:p>
      <text:p text:style-name="P51"><text:span text:style-name="T74"/></text:p>
      <text:p text:style-name="P52"><text:span text:style-name="T74">select Violation_Code,count(*) frequency_violation from vw_parking_violations_partitoned_2017 where Violation_Time_bin =2 group by Violation_Code order by frequency_violation desc limit 3;</text:span></text:p>
      <text:p text:style-name="P53"><draw:frame text:anchor-type="as-char" svg:width="152.40mm" svg:height="97.90mm" style:rel-width="scale" style:rel-height="scale"><draw:object-ole xlink:href="OleObj41"/><draw:image xlink:href="ObjectReplacements/OleObj41"/></draw:frame><text:span text:style-name="T74"/></text:p>
      <text:p text:style-name="P53"><text:span text:style-name="T75">bin3</text:span></text:p>
      <text:p text:style-name="P53"><text:span text:style-name="T75"/></text:p>
      <text:p text:style-name="P54"><text:span text:style-name="T76">select Violation_Code,count(*) frequency_violation from vw_parking_violations_partitoned_2017 where Violation_Time_bin =3 group by Violation_Code order by frequency_violation desc limit 3;</text:span></text:p>
      <text:p text:style-name="P55"><draw:frame text:anchor-type="as-char" svg:width="152.40mm" svg:height="96.57mm" style:rel-width="scale" style:rel-height="scale"><draw:object-ole xlink:href="OleObj42"/><draw:image xlink:href="ObjectReplacements/OleObj42"/></draw:frame><text:span text:style-name="T76"/></text:p>
      <text:p text:style-name="P55"><text:span text:style-name="T77">bin4</text:span></text:p>
      <text:p text:style-name="P55"><text:span text:style-name="T77"/></text:p>
      <text:p text:style-name="P56"><text:span text:style-name="T78">select Violation_Code,count(*) frequency_violation from vw_parking_violations_partitoned_2017 where Violation_Time_bin =4 group by Violation_Code order by frequency_violation desc limit 3;</text:span></text:p>
      <text:p text:style-name="P57"><draw:frame text:anchor-type="as-char" svg:width="152.40mm" svg:height="96.84mm" style:rel-width="scale" style:rel-height="scale"><draw:object-ole xlink:href="OleObj43"/><draw:image xlink:href="ObjectReplacements/OleObj43"/></draw:frame><text:span text:style-name="T78"/></text:p>
      <text:p text:style-name="P57"><text:span text:style-name="T79">bin5</text:span></text:p>
      <text:p text:style-name="P57"><text:span text:style-name="T79"/></text:p>
      <text:p text:style-name="P58"><text:span text:style-name="T80">select Violation_Code,count(*) frequency_violation from vw_parking_violations_partitoned_2017 where Violation_Time_bin =5 group by Violation_Code order by frequency_violation desc limit 3;</text:span></text:p>
      <text:p text:style-name="P59"><draw:frame text:anchor-type="as-char" svg:width="152.40mm" svg:height="97.63mm" style:rel-width="scale" style:rel-height="scale"><draw:object-ole xlink:href="OleObj44"/><draw:image xlink:href="ObjectReplacements/OleObj44"/></draw:frame><text:span text:style-name="T80"/></text:p>
      <text:p text:style-name="P59"><text:span text:style-name="T81">bin6</text:span></text:p>
      <text:p text:style-name="P59"><text:span text:style-name="T81"/></text:p>
      <text:p text:style-name="P60"><text:span text:style-name="T82">select Violation_Code,count(*) frequency_violation from vw_parking_violations_partitoned_2017 where Violation_Time_bin =6 group by Violation_Code order by frequency_violation desc limit 3;</text:span></text:p>
      <text:p text:style-name="P61"><draw:frame text:anchor-type="as-char" svg:width="152.40mm" svg:height="96.84mm" style:rel-width="scale" style:rel-height="scale"><draw:object-ole xlink:href="OleObj45"/><draw:image xlink:href="ObjectReplacements/OleObj45"/></draw:frame><text:span text:style-name="T82"/></text:p>
      <text:p text:style-name="P61"><text:span text:style-name="T82"/></text:p>
      <text:p text:style-name="P62"><text:span text:style-name="T83">7.) Now, try another direction. For the 3 most commonly occurring violation codes, find the most common times of day (in terms of the bins from the previous part)</text:span></text:p>
      <text:p text:style-name="P63"><text:span text:style-name="T84">select Violation_Time_bin, count(*) frequency_times from vw_parking_violations_partitoned_2017 where Violation_Code in (78, 38,70) </text:span></text:p>
      <text:p text:style-name="P63"><text:span text:style-name="T84">group by Violation_Time_bin order by frequency_times desc limit 3;</text:span><text:span text:style-name="T85"/></text:p>
      <text:p text:style-name="P64"><text:span text:style-name="T86"/></text:p>
      <text:p text:style-name="P64"><draw:frame text:anchor-type="as-char" svg:width="152.40mm" svg:height="97.63mm" style:rel-width="scale" style:rel-height="scale"><draw:object-ole xlink:href="OleObj46"/><draw:image xlink:href="ObjectReplacements/OleObj46"/></draw:frame><text:span text:style-name="T86"/></text:p>
      <text:p text:style-name="P64"><text:span text:style-name="T86"/></text:p>
      <text:p text:style-name="P65"><text:span text:style-name="T87">8.) Let’s try and find some seasonality in this data</text:span></text:p>
      <text:p text:style-name="P65"><text:span text:style-name="T87">a.) First, divide the year into some number of seasons, and find frequencies of tickets for each season. (Hint: A quick Google search reveals the following seasons in NYC: Spring(March, April, March); Summer(June, July, August); Fall(September, October, November); Winter(December, January, February))</text:span></text:p>
      <table:table table:style-name="Table01">
        <table:table-column table:style-name="TableColumn0100"/>
        <table:table-column table:style-name="TableColumn0101"/>
        <table:table-row table:style-name="TableRow0100">
          <table:table-cell table:style-name="TableCell010000">
            <text:p text:style-name="P67"><text:span text:style-name="T87">Seasons</text:span><text:span text:style-name="T88"/></text:p>
          </table:table-cell>
          <table:table-cell table:style-name="TableCell010001">
            <text:p text:style-name="P67"><text:span text:style-name="T89">Month interval</text:span><text:span text:style-name="T90"/></text:p>
          </table:table-cell>
        </table:table-row>
        <table:table-row table:style-name="TableRow0101">
          <table:table-cell table:style-name="TableCell010100">
            <text:p text:style-name="P69"><text:span text:style-name="T91">spring</text:span><text:span text:style-name="T92"/></text:p>
          </table:table-cell>
          <table:table-cell table:style-name="TableCell010101">
            <text:p text:style-name="P69"><text:span text:style-name="T93"><text:s text:c="3"/>March, April, May</text:span><text:span text:style-name="T94"/></text:p>
          </table:table-cell>
        </table:table-row>
        <table:table-row table:style-name="TableRow0102">
          <table:table-cell table:style-name="TableCell010200">
            <text:p text:style-name="P71"><text:span text:style-name="T95">summer</text:span><text:span text:style-name="T96"/></text:p>
          </table:table-cell>
          <table:table-cell table:style-name="TableCell010201">
            <text:p text:style-name="P72"><text:span text:style-name="T97">June, July, August</text:span><text:span text:style-name="T98"/></text:p>
          </table:table-cell>
        </table:table-row>
        <table:table-row table:style-name="TableRow0103">
          <table:table-cell table:style-name="TableCell010300">
            <text:p text:style-name="P74"><text:span text:style-name="T99">autumn</text:span><text:span text:style-name="T100"/></text:p>
          </table:table-cell>
          <table:table-cell table:style-name="TableCell010301">
            <text:p text:style-name="P75"><text:span text:style-name="T101">September, October, November</text:span><text:span text:style-name="T102"/></text:p>
          </table:table-cell>
        </table:table-row>
        <table:table-row table:style-name="TableRow0104">
          <table:table-cell table:style-name="TableCell010400">
            <text:p text:style-name="P77"><text:span text:style-name="T103">winter</text:span><text:span text:style-name="T104"/></text:p>
          </table:table-cell>
          <table:table-cell table:style-name="TableCell010401">
            <text:p text:style-name="P77"><text:span text:style-name="T105">December, January, February</text:span><text:span text:style-name="T106"/></text:p>
          </table:table-cell>
        </table:table-row>
      </table:table>
      <text:p text:style-name="P79"><text:span text:style-name="T107"/></text:p>
      <text:p text:style-name="P80"><text:span text:style-name="T108">Created View to divide the year into Seasons:</text:span></text:p>
      <text:p text:style-name="P81"><text:span text:style-name="T109">Hive&gt;<text:s text:c="2"/>create view vw_tickets_issued_2017</text:span></text:p>
      <text:p text:style-name="P81"><text:span text:style-name="T109">partitioned on (Violation_Code) </text:span></text:p>
      <text:p text:style-name="P81"><text:span text:style-name="T109">as</text:span></text:p>
      <text:p text:style-name="P81"><text:span text:style-name="T109">select Issuer_Precinct, </text:span></text:p>
      <text:p text:style-name="P81"><text:span text:style-name="T109">case </text:span></text:p>
      <text:p text:style-name="P81"><text:span text:style-name="T109">when MONTH(Issue_Date) between 03 and 05 then 'spring' </text:span></text:p>
      <text:p text:style-name="P81"><text:span text:style-name="T109">when MONTH(Issue_Date) between 06 and 08 then 'summer' </text:span></text:p>
      <text:p text:style-name="P81"><text:span text:style-name="T109">when MONTH(Issue_Date) between 09 and 11 then 'autumn' </text:span></text:p>
      <text:p text:style-name="P81"><text:span text:style-name="T109">when MONTH(Issue_Date) in (1,2,12) then 'winter' </text:span></text:p>
      <text:p text:style-name="P81"><text:span text:style-name="T109">else 'unknown' </text:span></text:p>
      <text:p text:style-name="P81"><text:span text:style-name="T109">end<text:s text:c="2"/>as season,</text:span></text:p>
      <text:p text:style-name="P81"><text:span text:style-name="T109">Violation_Code </text:span></text:p>
      <text:p text:style-name="P81"><text:span text:style-name="T109">from parking_violations_2017;</text:span></text:p>
      <text:p text:style-name="P81"><text:span text:style-name="T110"/></text:p>
      <text:p text:style-name="P81"><draw:frame text:anchor-type="as-char" svg:width="134.41mm" svg:height="69.32mm" style:rel-width="scale" style:rel-height="scale"><draw:object-ole xlink:href="OleObj47"/><draw:image xlink:href="ObjectReplacements/OleObj47"/></draw:frame><text:span text:style-name="T110"/></text:p>
      <text:p text:style-name="P81"><text:span text:style-name="T110"/></text:p>
      <text:p text:style-name="P81"><text:span text:style-name="T111">select season, count(*) as TicketsIssued from vw_tickets_issued_2017<text:s text:c="2"/>group by season order by TicketsIssued desc;</text:span></text:p>
      <text:p text:style-name="P81"><text:span text:style-name="T111"/></text:p>
      <text:p text:style-name="P81"><draw:frame text:anchor-type="as-char" svg:width="152.40mm" svg:height="96.84mm" style:rel-width="scale" style:rel-height="scale"><draw:object-ole xlink:href="OleObj48"/><draw:image xlink:href="ObjectReplacements/OleObj48"/></draw:frame><text:span text:style-name="T112"/></text:p>
      <text:p text:style-name="P81"><text:span text:style-name="T112"/></text:p>
      <table:table table:style-name="Table02">
        <table:table-column table:style-name="TableColumn0200"/>
        <table:table-column table:style-name="TableColumn0201"/>
        <table:table-row table:style-name="TableRow0200">
          <table:table-cell table:style-name="TableCell020000">
            <text:p text:style-name="P83"><text:span text:style-name="T114">Season</text:span><text:span text:style-name="T115"/></text:p>
          </table:table-cell>
          <table:table-cell table:style-name="TableCell020001">
            <text:p text:style-name="P84"><text:span text:style-name="T116">frequency</text:span><text:span text:style-name="T117"/></text:p>
          </table:table-cell>
        </table:table-row>
        <table:table-row table:style-name="TableRow0201">
          <table:table-cell table:style-name="TableCell020100">
            <text:p text:style-name="P87"><text:span text:style-name="T118">Unknown</text:span><text:span text:style-name="T119"/></text:p>
          </table:table-cell>
          <table:table-cell table:style-name="TableCell020101">
            <text:p text:style-name="P88"><text:span text:style-name="T120">103</text:span><text:span text:style-name="T121"/></text:p>
          </table:table-cell>
        </table:table-row>
      </table:table>
      <text:p text:style-name="P90"><text:span text:style-name="T122"/></text:p>
      <text:p text:style-name="P91"><text:span text:style-name="T123">Note: Please ensure you make necessary optimizations to your queries like selecting the appropriate table format, using partitioned/bucketed tables. Marks will be awarded for keeping the performance also in mind.</text:span></text:p>
      <text:p text:style-name="P91"><text:span text:style-name="T1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